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f4fcf8e7-adad-4ff4-8eb9-46639dac9207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c8c280d4-ecfa-42a6-b808-403d1fe10545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a6503995-e235-40ea-a5df-b1824c625776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486b7a4f-3946-4284-bb35-02977a5c72e5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b9b058b-8248-4597-b14e-eda4a7051ccd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c1e05301-84f5-4a8d-8c13-c57fe388c51d">
              <text:p text:style-name="P6"><text:span text:style-name="T17">EDV: </text:span>Word, Excel, Photoshop, Linux, Outlook</text:p>
            </text:section>
            <text:section text:style-name="Sect2" text:name="0d9f1ec8-e077-4a36-8b79-e3624b693925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